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office:font-face-decls>
  <office:automatic-styles>
    <style:style style:name="P1" style:family="paragraph" style:parent-style-name="Standard">
      <style:paragraph-properties fo:line-height="150%" fo:text-align="justify" style:justify-single-word="false"/>
      <style:text-properties style:font-name="Verdana" fo:font-size="8pt" style:font-size-asian="8pt" style:font-size-complex="8pt"/>
    </style:style>
    <style:style style:name="T1" style:family="text">
      <style:text-properties style:font-name-complex="Arial"/>
    </style:style>
    <style:style style:name="T2" style:family="text">
      <style:text-properties fo:font-style="italic" style:font-style-asian="italic" style:font-name-complex="Arial" style:font-style-complex="italic"/>
    </style:style>
    <style:style style:name="T3" style:family="text">
      <style:text-properties style:use-window-font-color="true" fo:language="en" fo:country="US" style:font-name-asian="Times New Roman" style:font-name-complex="Times New Roman" style:language-complex="ar" style:country-complex="SA"/>
    </style:style>
    <style:style style:name="T4" style:family="text">
      <style:text-properties style:use-window-font-color="true" fo:language="en" fo:country="US" fo:font-style="italic" style:font-name-asian="Times New Roman" style:font-style-asian="italic" style:font-name-complex="Times New Roman" style:language-complex="ar" style:country-complex="SA"/>
    </style:style>
    <style:style style:name="T5" style:family="text">
      <style:text-properties style:use-window-font-color="true" fo:language="en" fo:country="US" fo:font-style="italic" style:font-name-asian="Times New Roman" style:font-style-asian="italic" style:font-name-complex="Times New Roman" style:language-complex="ar" style:country-complex="SA"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LOCK THREE</text:p>
      <text:p text:style-name="P1"/>
      <text:p text:style-name="P1">Arden arrived in the Oasis system apprehensive about what her alien heritage held in store for her. Andanael had also summoned Arden's father and together they confronted the problem facing them. In a way, it was a problem they had faced before without fully realizing it. Arden was shocked to meet the daughter-self of her surrogate mother, a virtual twin. Over the next few days, Arden was acquainted with her alien heritage. She was also confronted by demands that heritage placed on her, and the interest her condition provoked in others. She overheard an argument between her parents that prompted her to flee into an ambush in which she was forced to kill to defend herself from mental and physical rape. With her mental control shattered, she fled, unaware of a compulsion that had been implanted by her mentor. Guided by that compulsion, she reached an isolated ruin containing a portal blocked by a perfect replica of herself. Her frozen twin seemed to react to her presence, and a short struggle ensued. A blinding light engulfed Arden as the other girl seemed to twist out of her grip. </text:p>
      <text:p text:style-name="P1"/>
      <text:p text:style-name="P1">An Enigmatic Path<text:tab/></text:p>
      <text:p text:style-name="P1"/>
      <text:p text:style-name="P1">After all that time, there it was. Home. I stared at the screen depicting the world below. A glittering, half-lit, blue and green orb wreathed in pearlescent white. It took all the discipline I possessed to keep my mind and body from betraying my reaction. It felt like balancing on a razor’s edge, as I fought against falling into the catatonic state that held me in it’s grip during the first time I saw this sight. I was still recovering and piecing together the fragments of memory, from when my seven-year old mind was shattered. It was amazing what had come back to me over the past year, after I began to penetrate the hurricane of nightmares and crippling flashbacks dividing me from my childhood. Not that anyone knew I had found my own way to heal from the trauma of my mother’s death—and what happened to me. If my guardians knew I had pierced the lie they had painted in my mind, to hide the scars, nothing in the universe would have allowed me to come within a thousand light-years of this world. </text:p>
      <text:p text:style-name="P1"><text:tab/>No. I had made it this far only because I was not supposed to know there was anything particularly important about this breathtaking, earthly paradise. To the person they wanted me to be, it was just another lost colony. An island of forgotten humanity, stewing in their own juices until the powers-that-be decided they were ready to be awakened and brought back into the fold. </text:p>
      <text:p text:style-name="P1"><text:tab/>“It’s beautiful, isn’t it?” my superior smiled. </text:p>
      <text:p text:style-name="P1"><text:span text:style-name="T1"><text:tab/>“Aren’t they always?” I responded with an indifferent quirk of an eyebrow. Her arrival signaled the end of my watch, so I began turning over my station as I continued. “It’s never until they are spoiled by industrial development that we are allowed to step in and </text:span><text:span text:style-name="T2">try </text:span><text:span text:style-name="T1">to reclaim them—before it’s too late. And if it had been truly virgin when we found it, we would have raped it a thousand times faster.” I shook my head. </text:span></text:p>
      <text:p text:style-name="P1"><text:tab/>“Yes. The blessing and curse of quarantine. To see a world like this suspended in it’s moment of perfection, and yet those of us who truly appreciate it are forbidden to enjoy it.”</text:p>
      <text:p text:style-name="P1"><text:tab/>“Unless we’re lucky enough to be stationed there,” I pointed out, finally smiling. Even if this were not my world of birth, I would still be fighting for that rarest honor. I would have made the same sacrifices I made to capture this assignment, fresh out of the Academy. Fortunately, I had set out knowing I would have to take what I would never be given. My sacrifices would not be in vain. </text:p>
      <text:p text:style-name="P1"><text:tab/>“Consider yourself fortunate just to be selected as a Contact for one of the resident Paths,” she consoled me, referring to my current mission. The topic stirred up a trace of envy and disgust in her. I did not really need to wonder at her disapproval. One only had to look at me to realize that my body was as much of an asset as my mind to establishing my career. Active Psionics were rare in the universe, but for all the power we could harness we were as human as the next citizen of the Aegis, and equally prey to human appetites and weaknesses. When combined with the simple facts governing the mechanics of telepathy, you discovered the dirty little secret of the Psionic Corps. </text:p>
      <text:p text:style-name="P1"><text:tab/>“Speaking of, what’s he like?” I inquired softly, and just a little hesitantly. After all, any girl would be unnerved—if not outright terrified—by the thought of meeting a man she knew nothing about, except the fact that she had an appointment to have sex with him. </text:p>
      <text:p text:style-name="P1"><text:span text:style-name="T1"><text:tab/>That was the trick, you see. It was discovered that the range of telepathy was not limited in space, but in terms of familiarity. If a Path knew a person well enough, she could reach him anywhere in the universe, instantly, with her thoughts. When the government decided to use this to create an interstellar communications system, that made it vital for all the human components to know each other </text:span><text:span text:style-name="T2">very</text:span><text:span text:style-name="T1"> well. Intimately, to be precise. I am sure they would have instituted a breeding program at the same time, but they had enough difficulty trying to regulate our sex lives. Interestingly enough, I had figured out how to play the system to my advantage. I realized that the value of an individual Path was based on her Contacts. I had the good fortune to born attractive to just about anything male with a pulse, and no few females. Through careful research, I knew precisely who to submit to in order to gain membership in any Circuit I desired. </text:span></text:p>
      <text:p text:style-name="P1"><text:tab/>Which brings us to Aeirn. </text:p>
      <text:p text:style-name="P1"><text:tab/>A person had to have incredible security clearance just to know the name of my home planet. This could have been a problem for me, except for the fact that the man who was responsible for “administering” the security in my head, to keep me from knowing about things like that name, took a fancy to me. As a consequence of indulging himself, he had to get me cleared to be on his Circuit in a hurry. A Path was not supposed to be conscious of the data she transmitted, nor capable of intercepting transmissions through a Circuit not directed to her, but she still had to be established as a secure channel. </text:p>
      <text:p text:style-name="P1"><text:tab/>“He’s a man, Dawn. What more do you need to know?” Elizabeth answered aloofly. I took that to mean, she had not met him. I turned to study her face. It would have been rude to read her, and I needed see if I was justified in being rude. Contacting could be a very unpleasant ordeal, so it was common courtesy to warn a candidate if she was about to meet someone objectionable. I sighed and looked away. From her expression, she was not trying to spite me. If anything, she looked faintly disturbed. </text:p>
      <text:p text:style-name="P1"><text:tab/>“There’s usually a selection to chose from,” I pointed out. </text:p>
      <text:p text:style-name="P1"><text:tab/>“Ah, well, what I do know is that the other men on station are homosexuals. He was the only one who was interested in you.” There was an uncertain note in her voice, drawing my eyes back to her. The disgust was there again, but this time I did not feel that it was pointed at me. I gave her a probing look, and she stared past me before answering the unspoken question. “I don’t want to give you the wrong idea. When you first boarded the ship I was surprised that you were so young. I checked in to see if there was a mistake, and the only response I got was, ‘He like’s them young’.”</text:p>
      <text:p text:style-name="P1"><text:tab/>That sent a chill down my spine. </text:p>
      <text:p text:style-name="P1"><text:span text:style-name="T1"><text:tab/>The captain came on the bridge and flashed us an irritated look. I took that as my cue to exit and return to my bunk. In spite of the value of a ship’s Paths, the captain was not fond of me, or rather, having me replace a more experienced officer for the duration of my mission. Being good at my job did not seem to help, since, as he put it, I was “so new” I “squeaked”. Or, maybe, it just irritated him, the way I seemed to bring out Elizabeth’s maternal instincts. She did not look it, no one in the Aegis did, but she </text:span><text:span text:style-name="T2">was</text:span><text:span text:style-name="T1"> old enough to be my mother. </text:span></text:p>
      <text:p text:style-name="P1"><text:tab/>A mother. My mother was dead. </text:p>
      <text:p text:style-name="P1"><text:tab/>Remembering that was what had gotten me started. Or, to be precise, remembering how. For nine years I was tortured by images I could not bring myself to comprehend. Every night I returned to the scene of the massacre and stood shocked at the sight of men and women being butchered mercilessly. Every morning I lurched from my sheets, sweating and gasping for air, while I recoiled from the memory of my mother being slaughtered before my very eyes. It was beyond comprehension, beyond imagination, what would motivate men to skin, gut and truss up human beings like so much meat. Nothing could be so brutal and efficient, I thought, until I toured a true slaughter-house years later. </text:p>
      <text:p text:style-name="P1"><text:tab/>For a long time, I refused to believe any of it. I thought it was part of the program, that the horror existed in my mind simply to deter me from trying to dig past it for some clue to my origins or access to some forbidden aspect of my psionic talents. None of the kids at the orphanage knew where they came from, but few of us were true orphans. When a child exhibited psionic abilities, their families were often eager to give them up to the state. The full potential of psi was unknown, but certain known capabilities were deemed to dangerous to cultivate. It did not take long for us to learn that our guardians and mentors could be ruthless in handling us. Implanted or induced nightmares were among the tools they used to tame us. In theory, or by observation of my fellow orphan psionics, it worked. But, if it was supposed to keep me from prying into dark corners, the damn horrors should not have sought me out at every turn. </text:p>
      <text:p text:style-name="P1"><text:tab/>Eventually, I just got used to being scared out of my mind. Since I could not escape the terror, I decided to see what was so important it had been necessary for my keepers to put it there. One glimpse of my forgotten childhood was enough to reveal that they had not. It was my own personal hell, and it was the truth. </text:p>
      <text:p text:style-name="P1"><text:tab/>As I arrived at my berth, I found myself asking, for the thousandth time, if I really wanted to do this. If I really wanted to return and find out where I came from, and lay the nightmare to rest. Looking at my bunk, dreading the prospect of sleep, I knew I had to. If I did not find some way to exorcise the demons of my childhood, I would inevitably go insane. </text:p>
      <text:p text:style-name="P1"><text:tab/>“That’s not the face of someone eager to go to sleep.” </text:p>
      <text:p text:style-name="P1"><text:tab/>I turned to look at the ship’s second watch Path. Coming off the third watch, I usually ran into him on my way to bed, and suffered his attempts to lure me into his. Usually, I let him lure me into his banter, enjoying his efforts to seduce me, putting off going to sleep. Under other circumstances, I might even give into his advances. He was a far cry more attractive and endearing than most of the men I’d been forced to indulge. He was the sort of person I should have chosen for a Contact; a person I could consider a friend. But what I had planned made it imperative for me not to become intimate. It would be too easy for him to track me down later. </text:p>
      <text:p text:style-name="P1"><text:tab/>Shaking my head, I grinned, “Almost right, Jack. The truth is, I have some work to do before I can go to bed.” Removing the coat of my uniform, I stowed it in my locker and moved over to the work station. It was similar to the one on the bridge in that it had a telekinetic interface, the machine aspect of the Maze. It was a complex array of molecular circuits. A Path on each end kept the arrays telekinetically aligned, resonating telepathically to the signals transmitted bi-directionally through the interface. It was a convenience that only a Path could make use of, since all ship’s traffic would be routed through the Path officially on watch. </text:p>
      <text:p text:style-name="P1"><text:tab/>“Again,” he groaned, sliding out of his bunk and giving me a friendly scowl. “I don’t understand you, Dawn. You’re a healthy, beautiful, young woman. Hell, you’re practically still a girl. You should be playing, not working every free moment around your shifts.” </text:p>
      <text:p text:style-name="P1"><text:tab/>“Don’t make me laugh. All being young and female means is I have to work twice as hard and be twice as good as an ‘old man’ like yourself, just to get along,” I retorted, reaching out and seizing the interface matrix before searching for a Contact to patch me into the Maze. </text:p>
      <text:p text:style-name="P1"><text:tab/>“Well, you can’t have it all easy. A man could almost never pull off what you’re doing, right out of the Academy. And he would be at his sexual peak!” Jack protested, ruefully. I could not argue with him. It took him almost ten years to get where he was, and it would be another ten before he could succeed at what I was supposedly doing. No matter what laws were passed, there would never be sexual equality. At best, there would be parity between the sexes, in terms of opportunity. What they did with that, well, that’s where we get into the differences of means and motive. </text:p>
      <text:p text:style-name="P1"><text:tab/>I was where I was mostly because of what I could do, and my reasons for doing it. I was at the top of my class as a psionic, and no artificial blocks to my talent compared with my night terrors. I had discovered I could do a few things Paths were not supposed to do, making it possible to do some hacking on the Maze. This allowed me to track down the information I needed to find out where I came from, and discover what I would have to do to get myself there. With that, it had not been to hard to create the right opportunity. </text:p>
      <text:p text:style-name="P1"><text:tab/>Shrugging as the station went live, I dismissed him. “Go back to sleep, Jack. You have another eight hours to the start of your shift, and I know you didn’t go straight to bed when you got off last night.” To my irritation, he came up beside me, casually laying a hand on my shoulder as he bent over me to see what I was accessing on the Maze. Like I’d do anything interesting or important with him hovering around! “I think this belongs to you,” I muttered coldly, grabbing his hand and twisting it up into his line of view as I swiveled the chair to face him. </text:p>
      <text:p text:style-name="P1"><text:tab/>“Ow! I get the message,” he backed off, slipping his hand free of my relaxed grip. Every psi emphasizes some form of physical training, to balance the development of the mind. I never regretted choosing martial-arts as part of my regimen. Shaking his hand he smiled rakishly at me, “You sure like to play rough.”</text:p>
      <text:p text:style-name="P1"><text:tab/>“And you like to play too much. Go on, Jack. I have things to do.” He huffed an exaggerated sigh, and stalked out of the compartment muttering. I leaned back and rubbed my eyes in faint exasperation. There really was nothing serious there. If it really mattered to him, he would have made a formal request for Contact. No, he was annoying because he just liked me. But, maybe that’s what a real relationship between psionics was founded on, emotional games, instead of sensual ones. </text:p>
      <text:p text:style-name="P1">Contemplation: Mother &amp; Father</text:p>
      <text:p text:style-name="P1"/>
      <text:p text:style-name="P1">A deep blue sky glowed through the open windows. The pale wash of false dawn caressed the folds and edges of the bed and the furnishings about the room. The soft light rested gently on the sleeping form of the stranger. Her hair was a dark formless mass in the dim ambiance, but her pale features were luminous as her flesh drank in the weak light. The young woman bore a striking resemblance to the head of the estate who sat on the edge of the bed lightly brushing stray threads of the stranger’s mane back from her peaceful face. While no one on this world had ever seen her before, Anna’je’Ara was intimately familiar with this daughter of hers.</text:p>
      <text:p text:style-name="P1"><text:tab/>It would be difficult, to say the least, to explain her sudden appearance among the household when the rest of Taelnihayr awoke. But strangers had dropped through the interface without warning before. Anna’je’Ara, tightened her other hand on the sheet she wore draped around her and rose silently from the bed. With deft movements she drew the drapes tight over the windows to block out the early light. On whispering feet she withdrew from the room, meeting her friend and lover at the door. Vai’Aoun looked at Je’Ara carefully before escorting her to an alcove to discuss what was to be done.</text:p>
      <text:p text:style-name="P1"><text:tab/>“The resemblance is unmistakable, but she is aelyn. How do you plan to explain it?” Aoun, Anna’Je’Ara’s shadow, asked. Her face was a careful mask over her emotions. Aoun, standing nude, could not hide from the symmetry between her own slender and athletic body and that of the girl they had left in the bed. Anna’je’Ara frowned and turned away in silence. Aoun watched her friend’s profile for several minutes waiting before raising her hand to the lyn’s arm. “Anen...”</text:p>
      <text:p text:style-name="P1"><text:tab/>“Like you are aelyn?” Anna’je’Ara hissed at the use of the familiar name, cutting Aoun off. She turned back and apologized to her friend with her eyes. She spoke with a sad, wry smile, “I don’t plan to explain anything, Vaon. There are no words that will make a difference in people’s minds. We broke the law. But no one in this house will dare speak what they cannot help but think. We will have a little time, at least,” Anen sighed and looked back at the closed door down the hallway. She laid a hand over Aoun’s heart. “she will have to go back through the interface. Maybe among the Terrans she will have a chance,” she mused. </text:p>
      <text:p text:style-name="P1"><text:tab/>Aoun folded her own hands over the Anen’s. The Terrans were alyn, male and female. Their child would not stand out like Anen would. The lyn were a much older race, identical to the younger alyn race in every way but gender, capable of both sexual and asexual reproduction within their single gender. When lyn had discovered alyn, alyn had been living as animals. Lyn had been delighted to adopt alyn and domesticate that convergent species—until the lyn as a whole realized that their pets were so genetically compatible they were actually breeding with lyn. Scores of millennia had not been sufficient to quell the outrage of that discovery. </text:p>
      <text:p text:style-name="P1"><text:span text:style-name="T3"><text:tab/>That uproar had been nothing beside what had happened when Aoun’s kind had discovered their own compatibility with the alyn. Aoun turned her thoughts away from that with painful determination. Aoun focused back on their ill-conceived child. “there is a chance,” the shadow began thoughtfully, “we can’t escape the consequences of what we have done, but we might be able to salvage </text:span><text:span text:style-name="T4">her</text:span><text:span text:style-name="T3"> at least. They cannot know exactly what she is, no matter what they will suspect. It won’t even be possible to determine what she is until she herself fully realizes it, and from what I saw tonight, she is a long way from that. That first moment was too great a shock for her. We can’t deny she’s your daughter, but there is no account of your affairs during your time among the humans...”</text:span></text:p>
      <text:p text:style-name="P1"><text:tab/>Anna’je’Ara did not need much encouragement to follow where her faithful shadow was leading, “and it is common knowledge that transiting the interface without a guide across such a depth as separates Anth from the aegis can cause severe mental damage or confusion. Yes, there really is no harm in recognizing her at least until her mind recovers enough to survive the passage to Ajea.” Anen leaned into her shadow and draped the sheet around them both. They held each other in silence as light filtered in through narrow windows with the gathering dawn. As of yet, they had avoided thinking of the price they must inevitably pay for exceeding the bounds of their intimate working relationship. They would die for their love. They accepted that. What they might do to protect the embodiment of that love did not bear thinking on.</text:p>
      <text:p text:style-name="P1"/>
      <text:p text:style-name="P1">From Original Notes:</text:p>
      <text:p text:style-name="P1"/>
      <text:p text:style-name="P1">av returned to the world of her birth—a world where her childhood had been savagely ripped apart, and which she had silently vowed never to revisit. her own biology betrayed her, forcing her to face her exotic heritage. the time had come for her to discover her sexual identity, and shed the androgyny with which she had grown up with so uncomfortably among humans. unaware that she was already destined to be the rarest sex, there was no possible way she could know that unlocking her sexuality would also release the seeds of her own destruction. a legacy of the madness that had shattered her mind as a child. </text:p>
      <text:p text:style-name="P1"/>
      <text:p text:style-name="P1">in avon mnao ··· av confronted an alien within her, penetrating her so intimately that it shared her very identity. so desperate was her fight to preserve her sanity, she could not even begin to examine the cause of this terrifying aberation. desperate to possess all that av was, her nemesis drove av into fits and killing rages. in answer to the claim that av, in her female persona of anvea, was severed from herself by madness, av was forced to admit—during her trial—that a barrier existed between herself and—what was ostensibly also—her self. condemned and stripped of name, av was paroled for the completion of her mnao. excised from her identity, she was no one. everything she had been now belonged solely to her nemesis. the only thing it did not possess was her. to av’s horror, there was an easy way for it to have that too, and when it happened, av found that there was nothing she could do protect herself. ironically, it was the one chance she had needed to discover the truth of her insanity. </text:p>
      <text:p text:style-name="P1"/>
      <text:p text:style-name="P1">avon’mai jenadao · implications past and future</text:p>
      <text:p text:style-name="P1"/>
      <text:p text:style-name="P1">the books of avon mnao &amp; avon mnai focus on the seventeenth and eighteenth ao’ajean years of anvea. common influences for both books appear here, while specific influences of each book are presented in separate notebooks.</text:p>
      <text:p text:style-name="P1"/>
      <text:p text:style-name="P1">av grew up in two worlds. growing up in the interstellar human civilization, but growing up avon none the less. most of her life was spent among humans, who regarded her and her kind as an exotic branch of humanity. avon raised av to appreciate and understand the values of both her native culture as well as the human civilization to which she had been citizen since before she had even been born. her human and avon educations were demanding and not perfectly integrated, though she strove fiercely to excell to please both her peers and her mother. av was an extremely intelligent and adventurous child, with independant citizenship which gave her access to the nets, and her native psionic ability (telepathy, telekinesis and partial dominion) granted her access to the path. she was happy with her world the way it was. It had been a long time since she had given her biological origins any thought. then she came of age. forced by biology to confront her avon heritage, she found herself back on the world where her mind and soul had been deeply scarred by tragedy. </text:p>
      <text:p text:style-name="P1"/>
      <text:p text:style-name="P1">avon vea1, or anvea2, was born almost a year after annae’s avon’ea, and almost three years after aeph’s son and aeth’s twin daughters. annae had split twins by her first marriage four years after av was born, and a rare set of triplets by a contract mating for her house seven years after av was born. these are her “siblings” by way of blood and alliance. but not quite as she imagines it. the actual relations are much closer than are comfortable. </text:p>
      <text:p text:style-name="P1"/>
      <text:p text:style-name="P1">avon mnao · mai · 01</text:p>
      <text:p text:style-name="P1"/>
      <text:p text:style-name="P1">arriving ... sights of teal, a mother and daughter—and at the same time twins ... ageless avon and young avon vea, were virtually identical in apearance ... a mildly heated discussion of the arrangements avon had made for her daughter ... anvea was perplexed to have realized that her seventeenth year was becoming the longest year of ther life. after working out the conversion for her local age, she was distressed to find she was losing a year ... a child again ... av was supposed to turn eighteen (terran standard) in a few days, and all of a sudden, she arrived on ao’ajea to learn that she was a few days away from turning seventeen (ao’ajean) again. </text:p>
      <text:p text:style-name="P1"/>
      <text:p text:style-name="P1">avon among avon ... the place she had vowed to herself never to visit again ... the basis of her objection being her inheritance ... the nightmares started at the first mention of returning for the time of choosing and her rites of mnai ... was the only place where she would ever be normal ... av, Like so many others, had come to teal to be opened. To awaken her creative spirit, and learn to understand it’s physical expression. the devotions of mnai would guide her through the mysteries of intimate intercourse. </text:p>
      <text:p text:style-name="P1"/>
      <text:p text:style-name="P1">an unusual welcome ... av had always been an unusual creature. in appearance, a convincing a young woman, or older boy, her androgyny lent her the quality of a blank sheet. she took on the character of the ACCOUTERMENTS she was wearing. on one hand this could be a rare elegance of form, on the other it could be the epitome of plainness. av did not even cause a stir when she was introduced at tael ... av had come into the sophisticated heart of society, where exquisite craft predominated literal technological advancement. household life was full of subtle amenities, such as bathing. washing was simply cleaning the body, bathing was relaxing and promoting healing and humor in the body. a bathed body was wrapped in house robes—never did one put on previously worn clothes after bathing. upon announcing themselves, avon and av had immediately been taken in hand by servants and bathed. curious about her, nume probed av on the details of her past while assisting in bathing her. av was surprised when nume commented on her obvious discomfort. like herself, nume was andgyn. outside of herself and her mother, she had never bared all before another member of her own sex. nume did not accept the answer at face value, sensing there was a more substantial reason behind her edginess, but nume found the area too sensitive to pry into. nume's probing caused a sudden flashback for av ... warm and wet splash on her face ... there was blood on the walls</text:p>
      <text:p text:style-name="P1"/>
      <text:p text:style-name="P1"/>
      <text:p text:style-name="P1">avon mnao · mai · 02</text:p>
      <text:p text:style-name="P1"/>
      <text:p text:style-name="P1">avon hospitality ... in house robes, she seemed the most formal of daughters. av and her mother were received into the household and honored with the traditional feast. introductions were made in an informal reception before the meal, and the issue of what to do with each of them was raised. jannae obviously had something in mind but said nothing on these thoughts, instead referring to the request made by avon for hospitality for her daughter in exchange for her service to ara. avon’s and av's reception was private, among the intimates of the household only ... her hosts were family of her mother’s intimate friends, and av was handed off to annea, the daughter-self of avon’s closest friend, annae ... hoping to confirm friendship between second generations of self ... av was shown around the family domain of teal, and learned annea was sharing her room with her ... <text:s/>room-mating</text:p>
      <text:p text:style-name="P1"/>
      <text:p text:style-name="P1">anneo, annea’s split twin ... that evening, av encountered An, in the person of anneo, not realizing that this was the male half of her room mate. they engaged in a little friendly competetion to get each other’s measure. afterwards, proceeding to the baths, av was confronted with the reality of one person embodied seperately in two genders ... herself, being the third sex, the moment of naked confrontation was mutually embarrassing. </text:p>
      <text:p text:style-name="P1"/>
      <text:p text:style-name="P1"/>
      <text:p text:style-name="P1"/>
      <text:p text:style-name="P1">avon mnao · mai · 03</text:p>
      <text:p text:style-name="P1"/>
      <text:p text:style-name="P1">avon and av were called in to see the ara’dai. in a more formal interview with jannae, av was counseled by jannae on the requirements she would have to meet in her education. avon was required to take up duties in the house and, along with av, enroll in school. avon was vai, so she expected to serve ara in the lists, but she was surprised to be asked to join her daughter in devotion to dao. the question of what to do with av was quietly appraised while jannae also gave some serious consideration to annea, given her presence in her mother's place, as heir. these considerations mold the direction jannae takes with the conversation. if certain mixed messages were to be believed, jannae would have special requests to make of av as well. jannae evaded both of them, simply hinting that av presented a possible answer to jannae's present predicament. a few months had passed since jannae dispatched a letter to her recalcitrant daughter, annae, pleading the urgency of house business. jannae had been given notice to retire as head of ara, and her heir was still estranged. she feared a move to dissolve her house, and was getting desperate for a way to protect ara from a preemptive strike. unaware of an’s and av’s true relaitonship, jannae immediately saw av as a perfect mate for an. her claim to the lost ava mantle presented an opportunity to restore the ancient avara heritage in a union with an. she had missed the opportunity with avon and annae, and planned to correct that this time. she assured them it was nothing they need be worried about. it would take some work on the part of each of them to test that possability.</text:p>
      <text:p text:style-name="P1"/>
      <text:p text:style-name="P1">confronting school ... the first wave intrigue would be started by her entry into the school community. during this period when av settled in, jannae was considering a way to avoid naming annea her heir. annea was much too young to step into jannae’s role, and teyn warned her that the circle would not give her the time annea needed ... av was a guest at teal primarily for the purpose of entering a school for her mnai ... she would be introduced as mai o mna ... av's appearance on the scene upset an established social order among her peer group ... av would be a student-resident, studying dao until she was confronted by her mna. av could not help embarrass herself by stumbling over the protocols of the transition from mai. mna’ai were not selected for initiation, they simply revealed themselves in av’yn, often to their embarrassment. the onset of heat was unpredictable, so all mai were prepared for what could come on them at any time, and thus what they would be expected to practice ... sex ... the completion of mai, she was shocked to find, was the study of sex theory.</text:p>
      <text:p text:style-name="P1"/>
      <text:p text:style-name="P1">friends and rivals ... avon schooling ... mao was default ... everyone took it ... because of her claim to tegal, av was dao, which encompasses the three ideals of avon society ... avon was educated in vao, and had earned the dual ideal of vai ... mother and daughter would be surprised when avon was sued to take up dao as well ... mnao was also a prerequisite ... young love was sorely tested by mnao schooling ... young couples could be broken up several ways by the onset of heat, whether they came on together, or in sequence ... coinciding av’yn forced them apart under separate mentors for their intimate training and practice ... couples rarely survived when one party came into heat ahead of the other ... in the event that interest survived jealousy, the experienced party had an unfair advantage over the other, in the relationship that formed ... hence, coupling was a heated issue among mna’ai and mnai, and courting relationships was an intense and competetive aspect of mnao ... as mai’jenadao, av is an obvious suitor for An, for which reason she found herself in a confrontation with a mnai’jenadao during her visit to the public baths ... av recognized him as the very appealing young man who had so ingeniously ignored her in favor of An her first morning at school ... av was shocked as he casually shifted genders to confront her on an equal level ... instead of being intimidated by his warning, she found herself unbearably aroused by the confrontation.</text:p>
      <text:p text:style-name="P1"/>
      <text:p text:style-name="P1">avon mnai - 00 -- 08</text:p>
      <text:p text:style-name="P1"/>
      <text:p text:style-name="P1">00 -<text:tab/>arrival<text:tab/>cg avonaeve</text:p>
      <text:p text:style-name="P1">aeve distracted herself from entertaining her fears during her journey. a distraction of the senses, as she explored the ship's slight of hand faster than light travel.~</text:p>
      <text:p text:style-name="P1">her ship entered orbit at ao'azhea.~</text:p>
      <text:p text:style-name="P1">upon disembarking, aeve learned that her mother had been denied permission to leave the surface to meet up with her.~</text:p>
      <text:p text:style-name="P1">alone, aeve had to negotiate the complex interface between her native and adopted cultures to reach her port.~</text:p>
      <text:p text:style-name="P1">avon had been sued, on setting foot on ao'azhea, to prove herself for dai. she would not be allowed to leave the surface, except under her own power for the test of dai, until the suit was resolved.~</text:p>
      <text:p text:style-name="P1">01 -<text:tab/>arrangements<text:tab/>cg avon </text:p>
      <text:p text:style-name="P1">02 -<text:tab/>affinity<text:tab/>cg avonaeo<text:tab/>~amaeo~tegal</text:p>
      <text:p text:style-name="P1">03 -<text:tab/>house mating<text:tab/>cg aranea<text:tab/>~ara, aramane~teal</text:p>
      <text:p text:style-name="P1">04 -<text:tab/>room mating<text:tab/>cg araneo<text:tab/>~aranea, aranae, amaeo, aeo</text:p>
      <text:p text:style-name="P1">05 -<text:tab/>school mating<text:tab/>cg anket<text:tab/>~aranea, araneo~jukaeyo</text:p>
      <text:p text:style-name="P1">06 -<text:tab/>intrigue<text:tab/>cg ankemet &amp; ankimet<text:tab/>~ara, avon, aranae, teyn</text:p>
      <text:p text:style-name="P1">07 -<text:tab/>apprehensions<text:tab/>cg amaeo<text:tab/>~anshin, anshen</text:p>
      <text:p text:style-name="P1">08 -<text:tab/>heat<text:tab/>cg anvea &amp; anveo<text:tab/></text:p>
      <text:p text:style-name="P1"/>
      <text:p text:style-name="P1"/>
      <text:p text:style-name="P1">___________________________</text:p>
      <text:p text:style-name="P1">1 <text:tab/>avon vea — at any given time, there can be a number of avon’ea, and so a characteristic trait may be used to derive a distinction. as a child, that distinction was pain. a curious, inquisitive, at times even invasive child, it is not surprising that she became known as a little pain.</text:p>
      <text:p text:style-name="P1">2 <text:tab/>anvea — names tend to be contracted for ease of use and familiarity, a formal name remains the same but a familliar version is more common usage. avon typically contracts down to an, and in that light, can be found in many names. </text:p>
      <text:p text:style-name="P1"/>
      <text:p text:style-name="P1">david aes \ av \source notes</text:p>
      <text:p text:style-name="P1"/>
      <text:p text:style-name="P1">av's entry into the school community was the first wave started by her appearance on the scene. during the period when ja’nae considered naming the girl her heir, av was already being pressed to acquire the qualifications to bear a house title. her status as an artist of the anim REQUIRED only one discipline to complete for ideal. that, and a name in the schools of anin and anii were all that stood in her way.</text:p>
      <text:p text:style-name="P1"/>
      <text:p text:style-name="P1">an unusual creature, a young girl who makes a convincing boy ARRIVED at taelnihayr, and if certain mixed messages were to be believed, POSSESSED the answer to ja’nae's present predicament. av unwittingly brings everything necessary for establishing herself in society. but first the question of what to do with this strange girl had to be considered.</text:p>
      <text:p text:style-name="P1"/>
      <text:p text:style-name="P1">a few months had passed since ja’nae dispatched a letter to her recalcitrant daughter. unknown to her, however, certain events had unfolded forcing a’nae to send her daughter to her mother days before she even received the message. av, dismissed from the realm of her childhood, had a few days lead on her mother, who DEPARTED in the wake of the dissolution of the jentempas. the most significant factor in the life of this girl was a family secret. a legacy. unknown to her, she was the living fulfillment of her bloodlines ancient obligation; a fact which could cause her destruction simply in its revelation.</text:p>
      <text:p text:style-name="P1"/>
      <text:p text:style-name="P1">the newfound daughter of the house was indeed a daughter, though her cousin could hardly believe it 'til av bared all. curious, nume probed av's past while assisting in bathing her. oddly, though av had certain masculine traits, nume DISCOVERED that av wasn't really much of a tom-boy. there was a reason behind the girl's peculiar androgyny, but nume found the area too sensitive to pry into.</text:p>
      <text:p text:style-name="P1"/>
      <text:p text:style-name="P1">av had come into the sophisticated heart of society, where exquisite craft predominated literal technological advancement. household life was full of subtle amenities, such as bathing. washing was simply cleaning the body, bathing was relaxing and promoting healing and humor in the body. a bathed body was wrapped in house robes—never did one put on previously worn clothes after bathing.</text:p>
      <text:p text:style-name="P1"/>
      <text:p text:style-name="P1">nume's probing caused a sudden flashback for av. in spite of her youth, av was naomna for a very short period and the result was catastrophic. aeth thought she could deal with it, but the very idea that the discipline required her to give herself to strangers disturbed her deeply. </text:p>
      <text:p text:style-name="P1"/>
      <text:p text:style-name="P1">alter to fit—though she refrained from advertising her status she was approached by a gang of spoiled house sons in a town the g passed through. irritated by her refusal, they tried to force her, scaring her into a panic. during the ensuing fight, she lost control of herself and SUCCUMBED to bloodlust, slaughtering seven of them before she managed to get away. aeth caught her when she arrived at camp covered in blood and learned what happened. av begged him to let her skip the discipline, over which they argued violently. aeth refused to grant her request, to which answer av rejected the discipline altogether. furious, aeth expelled her from the jentempas, refusing also to protect her from the wrath of the houses her victims belonged to. if not for a’nae, av might well have been caught and executed by the mob that came to the camp.</text:p>
      <text:p text:style-name="P1"/>
      <text:p text:style-name="P1">av was received into the household and honored with the traditional feast. before the meal, the issue of what to do with av was raised. ja’nae had something in mind but said nothing on these thoughts, instead referring to the request made by a’nae for hospitality for her daughter in exchange for her obedience. av was required to take up duties in the house and enroll in school. not an anim, as she had always been, but to begin in first, anin, and as soon as possible, anii. av's reception was private, among the household only; introducing many of them to each other.</text:p>
      <text:p text:style-name="P1"/>
      <text:p text:style-name="P1">av's androgyny lends to her the quality of a blank sheet. she takes on the character of the ACCOUTERMENTS she wears. on one hand this could be a rare elegance of form, on the other it could be the epitome of plainness. in house robes, she seems the most formal of daughters. in a more formal interview with ja’nae, av was a quietly considered for a more useful purpose, given her presence in her mother's place. these considerations mold the direction ja’nae takes with the conversation.</text:p>
      <text:p text:style-name="P1"/>
      <text:p text:style-name="P1">av was a witness as a’nae steals in during the night to appeal to her mother for a favor in spite of having forsaken her house name. in the hope that her legitimate children would fulfill the bloodline's legacy, a’nae had committed herself to the most dangerous path. ja’nae agrees to make a place in her home for three of her daughter's illegitimate children in the hope that she would be able to regain a place in her daughter's heart.</text:p>
      <text:p text:style-name="P1"/>
      <text:p text:style-name="P1">av does not know how to sleep in the comfort of her house. she was not sure about the wisdom of going night stalking according to her habit. she reflects on part of the conspiracy she was born into. in order to learn how great the difference between what she seemed to be and what her kind really was, she had passed through the affirmation. she slips through the sleeping house and overhears the exchange between her mother and grandmother.</text:p>
      <text:p text:style-name="P1"/>
      <text:p text:style-name="P1">a’nae's visit significantly changes ja’nae's plans for answering teyn's challenge. the purpose of requiring av to study in the schools of anin and anii now must involve preparations necessary for her to bear the mantle of house head. what was at first a notion had been strengthened by a’nae's rejection of her right to title. sensing that there was no time to waste...</text:p>
      <text:p text:style-name="P1"/>
      <text:p text:style-name="P1">the secret—house ara descends from anjael—a child, ara, conceived to carry the seed taken from the wreckage of nineveh’s body. a’nae knew because was the last to carry the seed of av/kev. jil knew because he had to be the conduit of the message to awaken the seed and gave legitimacy to their births. aeth knew because he had to train av and kev. between them av and or kev hold the key to reopening the seal of anth, which makes either of them priceless to dragons. ja’nae was made aware of the situation as a’nae confides in her. beyond that what each knew was less than certain and questionably accurate. av was only confused by what little of the conversation she overhears.</text:p>
      <text:p text:style-name="P1"/>
      <text:p text:style-name="P1">av was in for a rude awakening. with no hesitation, av was thrust into the thick of the local school community. almost out of habit, she was determined to enter the company of her peers as an enigma. in spite of nume's protests, she defends her right to innocent misdirection; maintaining that it was not misdirection but part of her character—and what others interpret was their business, not hers. but what she hints disturbs nume even more.</text:p>
      <text:p text:style-name="P1"/>
      <text:p text:style-name="P1">av was counseled by ja’nae on the requirements she would have to meet in her education. due to some important family business, she must begin at jutaicho without escort and introduction from her cousins, for whom she was to carry a message excusing them from their classes.</text:p>
      <text:p text:style-name="P1"/>
      <text:p text:style-name="P1">av acquires an escort to school. entering the local school was actually the more difficult process of entering a new, closed community. a bit shy and oversensitive, she nearly got herself barred from the school before she could join. though uncertain about this newcomer, most of the students of av's age find it natural to assume her a boy with delicate features rather than a tom boy, as she had intended. </text:p>
      <text:p text:style-name="P1"/>
      <text:p text:style-name="P1">when she first lays eyes on av, ojen falls for her. to a dragon, the light of a phoenix was like a candle to a moth. to ojen—a dragonchild—av's light was totally irresistible. naturally, av remains almost blind to this deep affection.</text:p>
      <text:p text:style-name="P1"/>
      <text:p text:style-name="P1">av does not enter classes her first day due to placement and orientation procedures. in her absence, some of her new acquaintances get into a heated stir over her introduction. this friction would continue to build and hamper what might have been a smooth entry into her peers' social circles.</text:p>
      <text:p text:style-name="P1"/>
      <text:p text:style-name="P1">the latter third of av's siblings await av at taelnihyar, sent by a’nae from the dissolved jentempas. ja’nae, av, her siblings and their cousins all sit down to a second reception feast. the gathering turns into something of a house meeting, where they were all brought up to date on the situation facing ja’nae and thus the house. for many of these youngsters, it was the first time they had had to deal with the full weight of the masquerade of their species. some rules were established to ease the integration of the four children of a’nae with the complications of society.</text:p>
      <text:p text:style-name="P1"/>
      <text:p text:style-name="P1">av, sensing that letting on what she overheard the night before might not be wise, pretends to total surprise and ignorance of anything unusual going on. the somber lecture she sits through with her siblings brings back to mind the TERRIBLE lesson of her confirmation in the ritual of promise. she was RIVETED to the discovery of the reasons for the cruel and painful leash that held her during childhood. </text:p>
      <text:p text:style-name="P1"/>
      <text:p text:style-name="P1">av all but immediately sorts herself out in the local school community. ja’nae had outlined to her the priorities for her anin paths. most particularly, she attached to a mentor to save her from the disgrace of her illiteracy. by her third day in attendance, she had some idea of how things would proceed for a pace. ja’nae takes her measure and decides that av had all the qualifications necessary for a first sword, but as an heir she lacks the preparation for authority and leadership.</text:p>
      <text:p text:style-name="P1"/>
      <text:p text:style-name="P1">among her new peers a growing crowd of friends, allies, competitors and such had begun to gather. attention comes gradually but steadily around av—from muses and mentors, other heirs and nobles, suitors and seducers, artists of name, and even her own siblings as they catch up to her and events move on. </text:p>
      <text:p text:style-name="P1"/>
      <text:p text:style-name="P1">some of boys—av's new classmates—take exception to her enigmatic character and background and so begin to push and test her. she was going to have to take her shirt off and trade licks with several of them to earn their respect. given this cause, she reveals her hidden talent to more than a few witnesses. in her mind this was not pushing it too far. like many people she had the aptitude to learn some of the more exotic disciplines of the body, but in this instance she allows peer pressure and her own unresolved feelings about her near rape to gravely compromise her JUDGMENT.</text:p>
      <text:p text:style-name="P1"/>
      <text:p text:style-name="P1">ana comes down out of xanadau caoi to investigate the rumor of the new kid in town who bears such a strong resemblance to her. like aoun, ana got the strong feeling she knew av from somewhere. ana sees more than anyone else, and yet she mistakes av for a being like ane who ana drags av to meet. while figuring out each other's secrets, the three become fast friends. this was the first time av had ever met a lyn and DISCOVERED what the difference really was. </text:p>
      <text:p text:style-name="P1"/>
      <text:p text:style-name="P1">av breaks stride in the middle of a fight, her attention drawn to a commotion among the observers.</text:p>
      <text:p text:style-name="P1"/>
      <text:p text:style-name="P1">av turns and finds herself confronting her own image, a shock of recognition passes through her—different from the shockwave that passes through the crowd.</text:p>
      <text:p text:style-name="P1"/>
      <text:p text:style-name="P1">av and ana draw close... "you’re not a boy... unae, come with me... there’s someone you must meet..." ana whispers.</text:p>
      <text:p text:style-name="P1"/>
      <text:p text:style-name="P1">a small commotion ensues as the muse leaves with av.</text:p>
      <text:p text:style-name="P1"/>
      <text:p text:style-name="P1">av returns home late from xanadau caoi and catches up with the news. her father and her older brother and sisters had arrived in her mother’s wake and taken up residence with her father’s house. av also discovers that a’nae, shin and shen were staying at jukaeyo with aet’idiamas.</text:p>
      <text:p text:style-name="P1"/>
      <text:p text:style-name="P1">av's mother and grandmother still barely speak to one another and av's grandmother would not abide the presence of av's father—who she feels failed her daughter. aeph didn't fail his daughter, however. her childhood and youth prepared her to meet far greater damands than attaining the status of her noble heritage. aeph provided her with some of his own formidable martial skills encouraged her to develop far more of her native ability than her devotions could account for.</text:p>
      <text:p text:style-name="P1"/>
      <text:p text:style-name="P1">av's introduction into the court—for recognition of her right to title—starts a second ripple, expanding the sphere of disturbances and provoking a wider circle of interest and intrigue.</text:p>
      <text:p text:style-name="P1"/>
      <text:p text:style-name="P1">ja’nae finally stages a full formal reception for her grand children at the end of av’s first week. to ja’nae’s dismay, av turns up outfitted for her devotion, an unsheathed sword, which so strongly projects the illusion of boyishness. av, unnerved by the prospect of house formality could only fall back on the manners she knew from her disciplines—again not deliberately being misleading. the impressions on which she would soon be judged were formed this long evening among the official guests.</text:p>
      <text:p text:style-name="P1"/>
      <text:p text:style-name="P1">av’s father, AEPH, had inherited his family's house and estate during his absence. kev was thus near, under his father's tutelage. aeph intends to name kev his heir at the assembly the first day of the wend. ja’nae was appraised of these shifts by teyn. teyn reluctantly nods to her plans to name av before ennjeara was claimed by his illness.</text:p>
      <text:p text:style-name="P1"/>
      <text:p text:style-name="P1">av was informed by ja’nae to be on her best behavior just as her grandmother’s peers and the members of her court were introduced to her and her siblings. she was shocked to overhear the news of her uncle’s rapid collapse of health. she had never even met the man who was the current champion of her house. she was so distracted by the thoughts this spurs that she fails to notice the degree of interest and appraisal that was focused on her throughout the evening.</text:p>
      <text:p text:style-name="P1"/>
      <text:p text:style-name="P1"/>
      <text:p text:style-name="P1">david aes \avon mai \note drafts</text:p>
      <text:p text:style-name="P1"/>
      <text:p text:style-name="P1"/>
      <text:p text:style-name="P1">avonaeve gave a soft moan. the sense of squirming naked through a sea of living silk, unnerved her. the interface she had created when she had hacked into the ship's sensor systems had correlated the raw imput from the drive array with her sense of touch. an intuitive programming solution, as the graphic resolution of four dimensional space proved more easily felt than seen. the information presented to her vision was a filtered cross-section that, while impressive, paled beside the erotic impact of feeling the ship stiching its way through interstellar space. </text:p>
      <text:p text:style-name="P1"><text:tab/>you could mark this. you'd make bank, a familiar voice commented.</text:p>
      <text:p text:style-name="P1"><text:tab/>cat. you know i didn't rig it like this on purpose. i suspect that the interface would be banned the minute i advertised. besides, i would have a hard time explaining how i'd developed it in the first place, she responded to the voice that originated in her head. cat was either a figment of her imagination or an anonomous path operator. being, in either case, her only close friend, she had never tried to establish which. </text:p>
      <text:p text:style-name="P1"><text:tab/>all that work, you gonna waste it? black'path it, you'll still reap big. it had taken her most of the voyage to build the interface and splice into the data relays for the navigation and engineering subprocessors without being detected. </text:p>
      <text:p text:style-name="P1"><text:tab/>i didn't do it for cash, i did it for myself, she replied. one of the nice things about her imaginary friend, aeve did not have to explain everything. her motivation had been an old one. it had been conceived on her first hyper-voyage. her mother had labored to make her understand the vast distances separating earth, where they had been bound, from her home, where the bad things had happened, to convince her that the danger was very far away. she had become confident in her mother's assertion that she was not in any immediate danger, because she had learned during that first voyage that space was big. terrifyingly big. and it had taken up residence in her mind, overwhelming her whenever she closed her eyes.</text:p>
      <text:p text:style-name="P1"><text:tab/>when the concept of infinity had not tormented her, it had inspired her. she adapted over time to the abyss within her. the horizons of any world inevitably became too narrow for her. so she turned to the sky above and began to dream.</text:p>
      <text:p text:style-name="P1"><text:tab/>she had dreamed of the deep for so long, it had become an ache of physical longing lodged in her bones. it became a need, driving her from the safety of the creche into the academy prep school on earth. it had sustained her through the pain of forced suppression of her innate psi, the ignonomy of being saddled with constant psionic corps observation, and the disappointment of being otherwise restricted to the psionic reservations. it had given her the patience to wait for the opportunities that never came. the determination to push and keep pushing until the academy accepted her application.</text:p>
      <text:p text:style-name="P1"><text:tab/>but it did nothing for the angst. </text:p>
      <text:p text:style-name="P1"><text:tab/>i just had to know what it was like to naked to the abyss. i mean, i've just had this need to really be there. it is totally irrational, but some things it just is not enough to just imagine it. aeve explained anyway. whatever, it was just an opportunity i couldn't pass up. especially since my application was blocked as soon as it was accepted. </text:p>
      <text:p text:style-name="P1"><text:tab/>you're really pissed about that.</text:p>
      <text:p text:style-name="P1"><text:tab/>i'm really not in the mood to discuss it.</text:p>
      <text:p text:style-name="P1"><text:tab/>so. at least you made the best of it.</text:p>
      <text:p text:style-name="P1"><text:tab/>damn right. if i can't have what i was aiming for, i had better get something out of this that i wanted. only her graduation from academy prep had enabled her to win a working berth. she had turned down first class accommodations all the way for the chance to try out one of her childhood dreams. to experience the abyss with her own senses. piggybacking the sensor and field diagnostic systems to create a sensory interface had been a compromise; she was not really naked to the void, but such a compromise was sort of neccessitated by pragmatism. </text:p>
      <text:p text:style-name="P1"><text:tab/>hey, it's something to be proud of, even if you haven't got the nerve to cash in on it. </text:p>
      <text:p text:style-name="P1"><text:tab/>i am proud. maybe i will sell. with the taste of her finished product fresh in her mind, she was rather impressed with herself. a direct throughput link would never have worked, which was probably why no one had ever tried to construct the kind of interface she had designed. her neural net could not process the information at anything near the rate at which the drive core did. she simply bypassed the core processors, which hid a great deal of the mechanics of field articulation involved in hypertransit. her filters had to utilize appropriated processing blocks to reformat and interpret the data as sensory input, utilizing the superior bandwidth of her neural net. even then, the refresh rate of her synapses only allowed a sample fraction of the impulse frames to register. with such a rich feed, the sensual environment presented to her was very high resolution. </text:p>
      <text:p text:style-name="P1"><text:tab/>what do you think the military would offer for this? she asked her confidant. aeve saw herself soaring among the stars. an illusion of faster than light travel acheived, not by attaining actual velocities, but instead by jumping from point to point along a pseudo vector in real space. in transit, the ship spent only a fraction of a second in real space, calculating the next displacement in the dive sequence. flashing into existance for a heart beat, and then vanishing. individual frames seperated by an astronomical distance, the flashes of emergence overlapped in her mind to create an illusion of flawless motion. </text:p>
      <text:p text:style-name="P1"><text:tab/>i don't know if they would fully appreciate it.</text:p>
      <text:p text:style-name="P1"><text:tab/>aeve, considered that as she felt herself penetrating an endless series of silken membranes that licked along the length of her body. each caress peeling her open and expanding her senses to the verge of infinity, stripping away a layer to reveal another layer within. the stitching of space created a resonance that hummed within her, building up a tactile map of the mass fields among which they were swimming. their presence seemed to add a substance to the surface tension she broke with each stitch. a more insistant tongue slithering over her now and then, arousing her, teasing her, insidiously stimulating the pleasure centers of her brain. i don't know, a person could get used to this, she laughed to herself. it embarrassed her, the effect of such an impersonal caressing--which, with it being merely the product of programming that inadvertantly crossed a few wires in her neural net, was perfectly innocent of erotic intent. or maybe she was embarrassed because she could not bring herself to disengage the interface. <text:tab/></text:p>
      <text:p text:style-name="P1"><text:tab/>i swear you're blushing. what are you afraid of? cat had a way of asking questions to the point. aeve knew why she had not killed the interface. there was nothing to be reasonably afraid of. her vital rhythyms were protected from undue shocks. she had not anticipated a need to counter program for arousal response, but only an idiot would build an interface that did not guard against destructive resonance syndromes, or flash back. if the feedback blocks she had erected were working, except for the way she reacted to it--the way it affected her--it was harmless. except, she did not want to think what sort of sympathetic response her body would have to the impulses coursing through her mind if the cut outs to her autonomic and reflexive nerve centers were less than perfect. </text:p>
      <text:p text:style-name="P1"><text:tab/>it's bliss. so just enjoy yourself. whatever gets you wet, you know? cat remarked, as usual, sensing the trend of her thoughts. aeve smiled to herself. cat was right. it felt awefully good, and like the work of building the interface itself, it distracted her from brooding on less pleasant things. it was easier to think of the stimulus as an unexpected reward for the effort she had invested, and abandon herself to it. the alternative was to invite another nightmare. that settled the moral arguement,as far as she was concerned.</text:p>
      <text:p text:style-name="P1"><text:tab/>in the remaining seventeen hours of the voyage, she actualy managed to acheive the closest thing to a decent night's sleep since she had been informed that her mother had ordered her to return to ao'azhea. </text:p>
      <text:p text:style-name="P1">aeve distracted herself from entertaining her fears during her journey. a distraction of the senses, as she explored the ship's slight of hand faster than light travel.~</text:p>
      <text:p text:style-name="P1"/>
      <text:p text:style-name="P1">the first modern contact between man and lyn occurred during the twenty-third century, terran standard reckoning. that contact was made by a task group of armed colony-explorers. the ships were nearly lost in hyperspace, as a result of a catastrophic data corruption in their linked navigation systems, and the crash translation required to restore them to normal space crippled the hyper-drives. forced to proceed, utilizing light drives, their search for a habitable world brought them to the ao system. the planet they had prayed for was not only inhabited by a sentient race, it was inhabited by what appeared to be humans. due to the effects of traveling at relativistic speeds, their astonishing discovery could not be communicated to earth, as their only means of communication had been telepathy, and their earth-side ‘path contacts had died of old age during their light speed transit. </text:p>
      <text:p text:style-name="P1"><text:tab/>~</text:p>
      <text:p text:style-name="P1">her ship entered orbit at ao'azhea.~</text:p>
      <text:p text:style-name="P1"/>
      <text:p text:style-name="P1">the essence of human-avon relations was the careful regulation of technological trade. the psionic technology possessed by avon could make them appear as gods, but the mastery of that technology, and the innate gifts that their methods depend on, assured that such power resided only in the hands of the most responsible members of the avon race. the genius of human applied physics, the tools and weapons which humans possessed would have had a devastating effect on avon culture if it had been left unchecked. but of course the artifacts, locks and keys of avon applied psionics would be no less dangerous to humans. </text:p>
      <text:p text:style-name="P1"><text:tab/>direct contact between the two interstellar nations was restricted to the ao system, and the world ao'azhea, where the first contact had been established twice by exploration ships from earth. contact between individual humans and avonai was much harder to restrict, however. within the aea were other worlds which were discovered already inhabited by humans, and in some cases shared by human and avon, that had long been lost from the threshold uniting avon. </text:p>
      <text:p text:style-name="P1"><text:tab/>~</text:p>
      <text:p text:style-name="P1"><text:tab/>as aeve cleared the gangway and stepped onto the concourse, she made for the lounge. a vast observation bay fronted the waiting area, and she was drawn to it. her attention was caught by the brilliant aurora generated by a ship under sail, on approach to the station. before she could divert any of her curiosity to the worly around which the station orbited, the ship had grown to eclipse ao'azhea in the distance, and fill the emptiness of the docking slip. she was huge. fast and lethal. so different from the first ships, the explorers. this ship was a conqueror, because what humans had discovered had made space a military concern. and ships like this needed people like her, who would not be deterred from pursuing their dreams of space.</text:p>
      <text:p text:style-name="P1"><text:tab/>aeve let her duffel slide down to the deck sole and stepped up to the observation screen. all that stood between her and the void was a vast pane of force glass stretching the width of the docking slip. glass that was not glass. not in any material sense. it was a shaped force. an object constructed to encompass a higher spatial dimension. the product of technological advances she could not quite comprehend, for all her understanding of the underlying theories and physics. she had no idea how humanity had developed the technology to shape and harness coherent field forces through artifice and applied physics. in the first place, an avon like her couldn’t even ask. information about that level of technology was restricted. obscured almost to the point where it was the religion of the aegis, a manifest truth inevitably taken on faith. a state of affairs not wholly unsatisfying, being that one could touch it. almost reverently, she opened her hand and pressed it flat against the screen. instead of flinching, she welcomed the sharp bite of hot/cold confusion along her nerve endings. </text:p>
      <text:p text:style-name="P1"><text:tab/>it was closer to the void than most people ever wanted to get. as she had proved with her pet project during her voyage out, it wasn’t close enough for her, having lain awake possessed by a vision of infinite space since she was seven. when space became a part of her reality. </text:p>
      <text:p text:style-name="P1"><text:tab/>the ship that had eclipsed the view of ao'azhea had pulled away from the station while her eyes had been closed. opening then, she suddenly confronted a sight she had not seen since she had been a child. it had all been so raw then, and her parting look at the world of her birth had been filled with the pain. she had been young, unable to comprehend the reality of the deaths she had witnessed, but intensely sensitive to the shock and horror of it. sight of the world struck her with an unexpected sense of home coming. unfortunataly, that was not all that welled up within her. the memory came unbidden. she could actually feel the hot wet spash on face again. she could see the spray of blood on the wall. like a flash the scene gripped her, trapped her in the moment of realization. a sudden commotion had drawn her attention. there were people she had not known mixed in among the familiar forms of the house hold. from the tension, aeve had known the strangers were not welcome. in that moment of confusion, stern words had been replaced by a violent explosion of activity. people had panicked. aeve, unable to comprehend everything, had absorbed the fear unleashed around her. </text:p>
      <text:p text:style-name="P1"><text:tab/>aeve wrenched her mind away from the vision. her eyes widened, dilating open even as a film of tears washed the world away. shaking her head, she recoiled from the view. staggering back, she had to turn and walk away to keep her balance. the unbearable twists of emotion were echoing through her mind like blows beating her back from sight of ao'azhea. her lungs heaved and sucked but she seemed unable to draw a sustaining breath. her mind reeled as she shoved her way through the crowd. her desperate motion tossed her out of the boarding lounge, through a bar and across the upper concourse, until her body was checked by a guardrail. her momentum almost sufficed to pitch her over the edge, but her hands locked on the metal and arrested her flight.</text:p>
      <text:p text:style-name="P1"><text:tab/>ahead of her the station core dropped away in layers, tiers and tiers of an artificial world. it was symbolic of how she felt at this point in her life, perched on the lip of a vast gaping chasm tearing through all the layers of her identity. </text:p>
      <text:p text:style-name="P1"><text:tab/>aeve had grown up in two worlds. growing up almost exclusively in the interstellar human civilization, but growing up avon none the less. most of her life had been spent among humans, who regarded her and her kind as an exotic branch of humanity. aeve and her mother had not been the first of their kind to set themselves up in the human world, avon custom had easily adapted to the intrusion of humans. the covenant, the social contract of avon civilization, was eagerly extended. humans had been invited to assume the stations of authority, responsibility and autonomy through which human culture could represent itself, and be duly recognized in avon civilization. in exchange, avon were allowed to qualify independently as citizens in the aea, allowing avon culture to represent itself, as it always did, through the quality of its individuals. the benefits of this relationship were many, but in simple terms, the wisdom and experience of the avonai were invaluable to the human race as it explored its awakening psionic potential, and the spirit and versatility of man was precious to a culture that had endured unchanging for untold millennia.</text:p>
      <text:p text:style-name="P1"><text:tab/>her had mother raised her to appreciate and understand the values of both her native culture as well as the human civilization to which she had been citizen since before she had even been born. her human and avon educations were demanding and never quite perfectly integrated, though she strove fiercely to excell, to please both her peers and her mother. </text:p>
      <text:p text:style-name="P1"><text:tab/>growing up as she did had not been expected to tear her wide open like this.</text:p>
      <text:p text:style-name="P1"><text:tab/>aeve had been an extremely intelligent and adventurous child. looking back, she could say that about herself. she had been eager to take on the human world on its own terms. confronted by this hole in her, she suspected that she had done it to herself. from the earliest she could remember, her ambition had been to follow her mother in an aegis oriented career. it lead her into academy prep school, where she showed exceptional promise. she had independant citizenship which gave her access to the nets, and her native psionic ability granted her access to the path. the only catch had been that, before her mother would allow her to enter the academy, she would have to return to ao’ajea for a rite of passage. some how she had refused to believe that that would ever happen. she had been happy with her world the way it was. it had been easy to forget that clause. It had been a long time since she had given her biological origins any thought. </text:p>
      <text:p text:style-name="P1"><text:tab/>then she had come of age, and she was not prepared for it at all. </text:p>
      <text:p text:style-name="P1"><text:tab/>aeve grew up experiencing very little of her native culture, essentially, only what filtered through her jen schooling. her understanding of the rite was limited, but she knew that the ordeal was sexual in nature, why else would it have earned the title of “mating season”? forced by biology to confront her avon heritage, she found herself coming back to the world where her mind and soul had been deeply scarred by tragedy. </text:p>
      <text:p text:style-name="P1">~(telepathy, telekinesis and partial dominion) ~</text:p>
      <text:p text:style-name="P1">upon disembarking, aeve learned that her mother had been denied permission to leave the surface to meet up with her.~</text:p>
      <text:p text:style-name="P1"/>
      <text:p text:style-name="P1">alone, aeve had to negotiate the complex interface between her native and adopted cultures to reach her port.~</text:p>
      <text:p text:style-name="P1"/>
      <text:p text:style-name="P1">avon had been sued, on setting foot on ao'azhea, to prove herself for dai. she would not be allowed to leave the surface, except under her own power for the test of dai, until the suit was resolved.~</text:p>
      <text:p text:style-name="P1"/>
      <text:p text:style-name="P1">Orphan\Confronting Eve II</text:p>
      <text:p text:style-name="P1"/>
      <text:p text:style-name="P1">Rain shredded the morning mist, unveiling the wider world. Crisp contours of sun-gilded green resolved from the luminous gray. Her forehead rested on the window frame, taunted by the chill of the glass. Her gaze danced over the landscape, clinging to the vibrant colors in some faint hope of shaking her depression. This was supposed to be a new beginning. Instead it was clouded, damp and miserably familiar. In spite of the antique splendor of the mansion and exquisitely manicured estate, the boarding school reminded her all too keenly of the orphanage she had outgrown. </text:p>
      <text:p text:style-name="P1"><text:tab/>A hot sigh clouded the glass.</text:p>
      <text:p text:style-name="P1"/>
      <text:p text:style-name="P1">The aroma of bacon, butter, and fresh baked bread greeted him as he entered his private study, luring him away from the paperwork waiting on his desk. On the verge of sitting down, he shook his head and paced back over to retrieve a stack of files laid out neatly on the blotter. As headmaster of the school, time was something stolen between bites and not something to be found with any convenience. If he did not force himself to read up on the new arrivals, he would find himself ambushed by one unpleasant surprise after another. The better part of maintaining an aura of confidence and competence was preparation. </text:p>
      <text:p text:style-name="P1"><text:tab/>Especially with the kids he worked with.</text:p>
      <text:p text:style-name="P1"><text:tab/>With one hand, he diced the eggs and mixed them, gushing yolk, in with the hash browns and Tabasco sauce. With the other hand, he opened the first portfolio and scanned the vital statistics. Three students had arrived the preceding afternoon and evening, and four more were due that day. The great majority would arrive the coming weekend. There would be close to a thousand students for the summer term, and he had to know them all intimately. Today, his primary concern was orientation for the three new arrivals, once they broke fast and assembled in the foyer, and receiving the next four in the afternoon. </text:p>
      <text:p text:style-name="P1"><text:tab/>Upon picking up the third folder, he quickly returned to the first he had scanned and laid it open on the table. A quick glance disproved his initial assumption, and further comparison convinced him to wipe his mouth and push away from his breakfast. Closing his eyes, and pinching the bridge of his nose, he summoned his secretary. She immediately stepped into his office, alert eyes focusing on his. </text:p>
      <text:p text:style-name="P1"><text:tab/>“Nancy, one of the students arrived rather late last night. Can you tell me who picked her up and helped her get settled in?”</text:p>
      <text:p text:style-name="P1"><text:tab/>Nancy nodded, “Arthur originally went out to pick her up. Her flight was delayed, so Mason went out to the airport to relieve him. Mason said you had briefed him on the arrivals that morning, and that he would take care of all the details.” She paused as he scrubbed his face with his hands. “Is there a problem, Michael?”</text:p>
      <text:p text:style-name="P1"><text:tab/>“Yes. There is a problem,” he stood up, and taking his secretary by the elbow, escorted her out into the hall, “but we might be able to contain the explosion.”</text:p>
      <text:p text:style-name="P1"/>
      <text:p text:style-name="P1">Her gaze turned inward, frustrated once more by a veil of moisture. The orphanage had not been a bad place. Not when compared to the calamities of her foster placements, especially as she grew older. She ought to take some comfort in her new home, lacking as it did the torment of any illusions of family. By this point, people expected her to be a bit odd, and perhaps might overlook her true oddities. Or, like the recruiter she had met with to review her scholarship, have some appreciation for her weird outlook on life. She had been quite excited about her enrollment, until she found herself on the plane and realized that there was no turning back. </text:p>
      <text:p text:style-name="P1"><text:tab/>She closed her eyes and rocked her head gently against the window frame. The sound of raindrops pelting the estate soothed her nerves. They sound had filled the emptiness of a long, lonely night, luring her from her sleepless bed to the cozy window seat. </text:p>
      <text:p text:style-name="P1"><text:tab/>Her flight had arrived late in the evening, and everything had been cloaked in darkness when she arrived. So much remained to be seen, she could wait for the day to officially start before exploring her new boundaries. She tucked her chin and hugged the comforter tighter around her body. </text:p>
      <text:p text:style-name="P1"><text:tab/>“How’s a body to get any sleep with you lurking in the window like that?” a muffled voice complained from the shadows. </text:p>
      <text:p text:style-name="P1"><text:tab/>Her roommate, she reminded herself, after nearly jumping out the window in shock. Hand clasped to her chest, to verify her heart was still beating, and gulping a lungful of air, she turned and examined the occupied bed. As when she arrived, all she could discern was a vaguely human form burrowed deep beneath pillows and bed covers. </text:p>
      <text:p text:style-name="P1"><text:tab/>“Sleep is overrated,” she responded, looking back out the window. </text:p>
      <text:p text:style-name="P1"><text:tab/>“So is moping and sighing,” the other girl mumbled, pushing herself to a sitting position to study her new roommate. “Honestly,” she rubbed at her eyes and pushed her hair out of her face, “I’ll never understand why people get off on being all homesick and—“</text:p>
      <text:p text:style-name="P1"><text:tab/>The girl in the window jumped again as the other gasped in shock. She let out a throttled shriek of her own when she turned and looked her roommate in the face for the first time. Ten years adrift as an orphan, and seven years living alone with her mother, had left her totally unprepared to confront a twin. </text:p>
      <text:p text:style-name="P1"/>
      <text:p text:style-name="P1">dictation notes <text:s/></text:p>
      <text:p text:style-name="P1"/>
      <text:p text:style-name="P1">additional notes to avon mnao: confrontations with ankemet and ankimet, consider the issue of team mating. individual confrontations are .... in the middle crisis, following av’s introduction into the court of avashara, the confrontations between that and the approach by cheniko is filled with confrontations with suitors<text:tab/><text:tab/><text:tab/><text:tab/><text:tab/></text:p>
      <text:p text:style-name="P1"/>
      <text:p text:style-name="P1">she slipped out of the room, moving off down the hall. emerging from among the columns, she made her way out onto a balcony overlooking the heart of the valley. from there she could see through the structure. though contained, it was lavish with open space. just off in the distance she could see the sky painted in brilliant colors as the sun came up. </text:p>
      <text:p text:style-name="P1"><text:tab/>the temple of dreaming was an impressive place. it seemed to extend over the crests of the hills, down into the valley and out along the cliff tops looking out over the ocean. it was all one structure, loosely woven. passing through, it was hard to tell where the out of doors ended and interior spaces began. it was a maze of dressed stone, with arbors and gardens flourishing throughout in parkways and atruims. there were water courses interlaced with the patios and corridors, interlinking linking pools, fountains and waterfalls threaded generously about the entire establishment. everything was bounded together by sweeping arcades and colonades. the broad columns soared, towering over everything, supporting the private residential suites nested above the public facilities and accessways below.</text:p>
      <text:p text:style-name="P1"><text:tab/>although it was a massive architecture, it was a work of art. it had been designed to frame each setting within itself exquisitely. bringing out dynamic of line and form, a lushness of life set before a severity of stone.</text:p>
      <text:p text:style-name="P1"><text:tab/>the most impressive <text:s/>of these sights were attached off of some major room or hall. the entire place was tiered and balconied it could have been seven levels deep at points. the way it stretched and covered the land though, she could not have known it if she had not spent some time exploring it. </text:p>
      <text:p text:style-name="P1"><text:tab/>they had only been there about a week, settling in, finishing up the last of their business. extracting themselves from the life they had lived in the aegis. anvea had only explored a little, in the time she had free. it was a delightful place. she could have gotten lost for days, and yet somehow she had found it easy to get wherever she had actually needed to be. it took her a little while to figure out that it was arranged in vast concentric ovals. a sectioned sphere of nested shells. in some ways it resembled something that grown, rather than built. it had such an organic quality to it. </text:p>
      <text:p text:style-name="P1"><text:tab/>technically, what it most seemed to be was an arcology. it was different from the arcologies of earth. earth’s arcologies were massive structures encompassing malls and parkways, layering business and residential spaces within its folds, but, although this appeared to be the center of life here, there was nothing materialistic about it. for one thing half the people walked around completely nude. it had surprised her not to have noticed that right off, as if they had been dressed by their attitudes. the attitude was sort of infectious. she had been tempted to strip down and wander among them. after all she was one of them. yet, she had inhibitions. she had resisted the urge to frolic in the pools. they did not seemed to need bathing suits here, and as far as she could tell, it did not cause a problem. which was strange to her. </text:p>
      <text:p text:style-name="P1"><text:tab/>presumably, people could get used to anyting in time. they had simply grown up with this. it made her regret what she had missed not growing up here. but only until she thought of what she had not missed. deftly she turned that thought away.</text:p>
      <text:p text:style-name="P1"><text:tab/>this was her last day here. it would be time to go to the center of the dhen. to what made this the temple of dreams. a gateway onto the threshold. she had thought at tone time that she would never experiencing anytihing more impressive than space flight. </text:p>
      <text:p text:style-name="P1"/>
      <text:p text:style-name="P1">of the things she remembered about the world of her origin, it seemed strange that she would have forgotten about this. maybe to a child’s mind the wonder of traveling from point to point without crossing intervening space had not seemed so special. a child’s world was somewhat surreal to begin with. but then, as a child, her world had been turned into a nightmare. so perhaps it was not so strange that she did not remember this.</text:p>
      <text:p text:style-name="P1"><text:tab/>it was nothing more, really, than stepping up to a doorway and going through. except this kind of door required a special key, a trained mind. </text:p>
      <text:p text:style-name="P1"><text:tab/>avon had an advantage in that regard. their potential for psi was no greater than that of humans. their advantage was that so many of them were awake to that potential. psionic access was so widely distributed among the population, that even those naked and unnamed in the wild were able to use this unique form of transportation.</text:p>
      <text:p text:style-name="P1"><text:tab/>humanity had not exactly been comfortable with the idea of an entire civilization gifted with psionic ability. especially not when the eerie resemblance <text:s/>between human and avon was taken into account. but then changes had come to the human race, the potential of the mind had been waking up for almost a thousand years. adjusting to it had brought turmoil. perhaps meeting this odd race when they did had been the only thing that had kept humanity from tearing itself apart.</text:p>
      <text:p text:style-name="P1"><text:tab/>while humans—as humans have always tended to do—took the discovery of psi and used it as the basis for a new technology, a new science with which to explore the universe, they had never dreamed of anything to compare with this accomplishment of avon art. (the temple of dreaming, the threshold) </text:p>
      <text:p text:style-name="P1"><text:tab/>the gates of the threshold were the centerpiece of every population center. every city, every town, <text:s/>was built around one. according to rumor these gates were woven over the entire surface of ao’ajea, and went on to touch the surfaces of hundreds of other worlds that humans had never reached. a theory supported by the presence of ruins discovered on worlds where fragments of avon civilization had been found co-existing, oddly enough, with human beings that had developed isolated on these worlds for tens upon thousands of years.</text:p>
      <text:p text:style-name="P1"><text:tab/>because ao’ajea was the only world with active gates that human civilization had come into contact with, ao’ajea had become a center of communication and trade, <text:s/>the hub of intercourse between the two races. in a way, it had led to ao’ajea becoming a power in the association of establishments comprising the heart of a human empire in space. <text:s/></text:p>
      <text:p text:style-name="P1"><text:tab/>by a tacit agreement, human and avon civilizations limited the contact between their respective spheres of influence to this world. the human empire was still relatively unstable, being composed largely of new colonies established by terrans emigrating from earth, and worlds they had discovered with native human populations that had long established their own civilizations, founded on unique interpretations of humanity. organizing the whole into one socio-economic structure had been a difficult proposition. but the effort had succeeded in the realization of another improbable prospect, interstellar warfare.</text:p>
      <text:p text:style-name="P1"><text:tab/>in contrast, avon civilization had endured for thousands of years, connected to one another by the threshold, sharing a thriving, dynamically stable culture. avon culture had given the worlds of the threshold strength that the human aegis could not compete with. it also had denied them the experience of war and mass destruction that humans excelled at.</text:p>
      <text:p text:style-name="P1"><text:tab/>not to say that avon were innocent of the arts of war, they just concentrated on a more personal level. individuals devoted themselves to excellence, to attaining an ideal embodiment of lethal efficiency. avon had little practice in massive warfare, but could create angels of death, like her mother. </text:p>
      <text:p text:style-name="P1"><text:tab/>to look at the two of them one might assume that they confronted a set of twins. in a sense they would be right. genetically they were identical, but the bond between them went deeper than that. they were of one soul. her mother had given birth to her as a daughter-self. it was what made them avon. exotic. it was what set them disturbingly apart from the humans with which they were genetically compatible. no one knew what made the difference. perhaps there was no difference, but merely a distinction in how two people had chosen to express themselves given access to the mind’s potential. </text:p>
      <text:p text:style-name="P1"><text:tab/>it was hard to regard her mother. </text:p>
      <text:p text:style-name="P1"><text:tab/>she had no name. they addressed her as avon, they way one would speak of a cat. she too had been known only by the name of her race, but to distinguish her from her mother, she had been given the illusion of a name. avonvea, familiarized over time by a contraction to anvea, and which translated acerbically as “one’s daughter, the pain”. </text:p>
      <text:p text:style-name="P1"><text:tab/>while avon was a loving parent, she was also very private about her history. it was incongruous that, being in essence one person, they were so distinct from each other. a lot of it had to do with perspective, but part of it was strangely no different than what any individual experienced dealing with herself. anvea could not think of anyone who did not have an amazing talent for hiding things from themselves. her mother’s only advantage was an independant memory cache. it was rare that she even thought of it. anvea simplly accepted that she was recognized as an extension of her mother. alien as that concept was to the humans she grew up with, she had accustomed herself to it before she could speak. but in spite of the rapport they shared, anvea had never really known much about the woman who had given her birth, and in whose image she had been conceived.</text:p>
      <text:p text:style-name="P1"><text:tab/>a person with the exceptional martial and psionic skills her mother possessed was exceptionally valuable, even in the aegis. avon’vai, like her, were seen as a valuable resource that avon traditions allowed the aegis to exploit. her mother had not been the first young vai to contract with the aegis military. in fact, a significant proportion of vai, and martially skilled but psionically untrained nai, were contracted to the aegis, both as representatives of avon interests in human society, and as students of the terrifyingly effective methods of human warfare. as individuals they had been attracted by the chance to explore other worlds, and experience other people.</text:p>
      <text:p text:style-name="P1"><text:tab/>when her mother had been drawn to the navy, she had not been able to leave her daughter-self behind. that was one of the reasons why anvea had grown up in two worlds—growing up in interstellar human civilization, but growing up avon none the less. </text:p>
      <text:p text:style-name="P1"><text:tab/>anvea had spent most of her life among humans, but avon had taken pains raising her to appreciate and understand the values of her native culture, as well as the human civilization to which she had been citizen since before she had even been born. her human and avon educations had been demanding, but in all honesty, not perfectly integrated. It had been a long time since she had given her biological origins any thought.</text:p>
      <text:p text:style-name="P1"><text:tab/>she had been quite happy with her life the way it was going. then she came of age.</text:p>
      <text:p text:style-name="P1"><text:tab/>now, in spite of a deep seated fear which had given her brutal nightmares at the mere mention of ao’ajea, she was back. she felt betrayed. forced by her own biology into confronting her avon heritage, into confronting the world where her mind and soul had been deeply scarred by tragedy. two things she had thought—that she had hoped—that she could forget. only, some things a person could never forget; things that life demanded be remembered. perhaps if she had remembered more of the life she had left behind, she would not have been so afraid to be here now. she could only hope that what had brought her back would prove capable of displacing that which had long gnawed at her core.</text:p>
      <text:p text:style-name="P1"><text:tab/>but, as a troubled mind tends to do, she had fixated on smaller, yet more annoying irritation.</text:p>
      <text:p text:style-name="P1"><text:tab/>“do you realize that i’m losing a year?” she asked petulantly. when her mother made no comment she went on. “i don’t even have to work it out.” in fact she did not. the ratio of ao’ajean years to terran years was almost precisely seventeen to eighteen. “instead of turning eighteen, i’m going to be turning seventeen, again, in about twenty-one days. so, i’ve been a whole standard year at seventeen, and now i have to stretch it out for a local year. it feels like i’m going to be seventeen forever.” </text:p>
      <text:p text:style-name="P1"><text:tab/>her mother stopped and looked at her. she couldn’t help laughing a little.</text:p>
      <text:p text:style-name="P1"><text:tab/>resting a hand on her daughter’s shoulder, she just shook her head, said, “anvea, if things go the way they are supposed to go, you are going to be seventeen for the rest of your life. you really haven’t been paying attention have you?”</text:p>
      <text:p text:style-name="P1"><text:tab/>anvea just looked at her and glared. “you have got to be kidding. i cant be seventeen for the rest of my life.” avon just shrugged and kept walking.</text:p>
      <text:p text:style-name="P1"><text:tab/>“technically, no. you cant be seventeen all your life. but your body is going to stop aging because... well, that s what happened to me. so, why argue with that. i’mean where is the bad side of that?”</text:p>
      <text:p text:style-name="P1"><text:tab/>“it s not,” she had started speaking before she realized that her mother did have a point. laughing shyly, she cocked her head and amended, “look, obviously i cant complain, nobody wants to grow old. but, i’mean, even on earth people don't have to grow old. not for a long time. i just meant, i don't want to be a child all my life. don't you think it would make a bit more sense, if you are going to stop aging, to pick something about mid-twenties?”</text:p>
      <text:p text:style-name="P1"><text:tab/>“well i’m sorry to say it s not subject to choice.” </text:p>
      <text:p text:style-name="P1"><text:tab/>“these days it doesn’t seem like much in my life is.”</text:p>
      <text:p text:style-name="P1"><text:tab/>avon just shrugged again. “i know you‘re not happy about being here, but believe me. what is going to happen to you is going to happen. when it’s over i think you will agree, that, when it happens it’s a good thing to be among people who understood what you have to go through.”</text:p>
      <text:p text:style-name="P1"><text:tab/>anvea looked at her sideways “i sure don't understand what s happening to me.”</text:p>
      <text:p text:style-name="P1"><text:tab/>avon ran her hand back through her hair, controlling her exasperation and retorted, “i don't see why you would you just don't pay attention”</text:p>
      <text:p text:style-name="P1"><text:tab/>anvea shot her mother another glare. “i think i’ve been paying enough attention. i know why i am here. i’m here to get laid.”</text:p>
      <text:p text:style-name="P1"><text:tab/>at this avon could not help it she broke out laughing. she turned towards her daughter. did not know what to say, turned away and then turned back. “this is not about getting laid! you have spent too much time among humans. obsessed with sex because you can’t confront it. you are here to learn how to deal with an intimate part of your being. to understand it, to accept it, to be able to use it and to be able to share it with someone else. you cant give something away if you don't possess it first. this is a necessary step on the road to self-possession.”</text:p>
      <text:p text:style-name="P1"><text:tab/>anvea looked at her perplexed. “why do i need to follow a special road to possess myself. i’mean i i always have that. that is there to learn.</text:p>
      <text:p text:style-name="P1"><text:tab/>avon put her hands on anvea’s shoulders, smiled a half smile, and said, “i can see you are going to have to do this the hard way.”</text:p>
      <text:p text:style-name="P1"/>
      <text:p text:style-name="P1">Manuscript Development · Draft Archive</text:p>
      <text:p text:style-name="P1">01 · The Threshold<text:tab/>Rough Draft</text:p>
      <text:p text:style-name="P1"/>
      <text:p text:style-name="P1">A month of residence had not diminished the awe inspired by the vast architecture of the sanctuary city. The scene about her seemed to have been sculpted as much out of light and shadow as from glass and stone. Green things strained to clamber over gray, as trees, vines and bushes swelled to drink in the sun. The wind that gave the plants their apparent vigor played through her hair, until her face itched and tickled under the caress of delicate, crimson strands. If not for her honor, the coastal breeze that plagued the capital of art and learning would have driven her to shave her head, and spare herself the frustration of trying to manage that unruly mane. With a wry grin, she offered a silent prayer of thanks that she had not, since now she was leaving. </text:p>
      <text:p text:style-name="P1"><text:tab/>“Are you certain you wish to proceed alone?” </text:p>
      <text:p text:style-name="P1"><text:tab/>She turned to the woman who walked beside her and nodded. She knew her mentor was looking for more of a response, but morning had brought an end to their old relationship. “It is not,” she struggled to explain, “that I am in such a hurry to leave you. You are much more to me than a guardian. You’ve been the closest thing to a parent I have known.” The woman smiled and waited for the girl to continue. “The regent is well aware of my affection for you, and I can’t afford to meet with her still clinging to your skirt. As much as it must have pained her, she dispatched her message as one adult to another, and I must endeavor to convince her that I am an adult or fall prey to her schemes.”</text:p>
      <text:p text:style-name="P1"><text:tab/>“Dawn, you speak of her as if she conspires against you.”</text:p>
      <text:p text:style-name="P1"><text:span text:style-name="T3"><text:tab/>“Oh, it’s much worse than that. She believes that she conspires </text:span><text:span text:style-name="T5">for</text:span><text:span text:style-name="T3"> me. If I were inclined to see the world as she does, I could ask for no one better to dictate the course of my life for me.” Dawn scowled for a moment behind wind-blown bangs, then sighed. “I think it best to announce the completion of my training by taking my own affairs in hand, and respond to this summons alone.”</text:span></text:p>
      <text:p text:style-name="P1"><text:tab/>“If you wish. I certainly do not have the right to say otherwise, but I must remind you that, though you have completed your training, you have not faced your final test.”</text:p>
      <text:p text:style-name="P1"><text:tab/>“Amber,” she addressed her mentor, “isn’t it more appropriate to say my ‘first’ test? To say otherwise casts a shadow on what I have accomplished.”</text:p>
      <text:p text:style-name="P1"><text:tab/>Amber stopped and turned toward her former charge. “Those of us who trained you are well aware of what you have done,” she said by way of apology, “but the rest of the world waits to see if you are equal to the challenge before you. Your past is certain, but your future is not. Do not think that future cannot be taken away from you by the coming test. No. Do not protest. I accept your decision, and will not argue more. It is just that, if I cannot go with you, I would offer this last piece of advice in my stead. Before the goddess, this morning, you have become a paladin. This requires you to be a strong individual, but it also demands that you do not forsake help and guidance.”</text:p>
      <text:p text:style-name="P1"><text:tab/>Dawn considered that for a moment. Finally she bowed to her mentor, “I hope, if I understand your meaning, I did not seem arrogant. My intention is simply to deny my regent a weapon to use against me. She never approved of my appointment, and would try to prevent me from taking that first test if she could not guarantee my failure. This you warned me, and this I honestly believe. I will remember, in striving to assert my independence, not to isolate myself from those who can help me to succeed.”</text:p>
      <text:p text:style-name="P1"><text:tab/>“Which is all I ask. I look forward to seeing you when it is time to select your first task. Until then, we have arrived at the portal to Dragon’s Gate.”</text:p>
      <text:p text:style-name="P1"><text:tab/>Dawn nodded as they entered the portal’s courtyard, where a faint glimmering atop the raised dais advertised the presence of one of the strangest of mankind’s constructions. It was an object less tangible than a flame, perceived more in its effects than in substance. Being linked to a place roughly north of the Seat, it neither shed nor leeched light, as portals opening to the east or west were prone to do. If there was little more than that to see, there was far more to feel, for its very presence raised the small hairs on her arms, and teased the back of her neck like a lover. Or at least as a lover might, she imagined. The greatest impression, however, was that upon her mind. As keenly tuned to the skein of nature she had become, the portal struck her as a twisting impossibility of infinite proportions amidst which only two points were certain, and both vied for the same position. </text:p>
      <text:p text:style-name="P1"><text:tab/>Her mentor placed a hand on Dawn’s shoulder and squeezed reassuringly.</text:p>
      <text:p text:style-name="P1"><text:tab/>“I will contact you when I have arrived home. I look forward to your visit next month. Give my love to the others, and keep a healthy measure for yourself,” Dawn hugged Amber and gathered the twin to the pack slung over her shoulder. “I am sorry I could not stay for the celebration. I am sure it would have been grand.”</text:p>
      <text:p text:style-name="P1"><text:tab/>“It will be, and there will be celebration enough where you are going.”</text:p>
      <text:p text:style-name="P1"><text:tab/>“True,” Dawn slipped from the embrace pausing at the last to clasp hands with her friend and surrogate mother. “Farewell.” Amber nodded and bit her lip, blinking away tears. As she turned away, the girl in her curled up in the heart of the young woman she had finally become. With a deep breath, she took the few steps necessary to deliver her to the shattered continent. </text:p>
      <text:p text:style-name="P1"><text:tab/>The first time Dawn had traveled by way of portal, she had been an energetic ball of curiosity. The sensitivity that ten years of initiation had honed and trained had been naked and unbound, allowing her to glimpse something of the portal’s nature. It had taken much of her training to translate that experience into words she could use to question her elders about it. Even now, the answers she had received provoked much thought. It was far simpler to experience than to explain. On stepping into the portal, it appeared as if a fine, luminous mist suddenly surrounded her, while at the same time her body went numb and her mind pounded with the hammer of exhausted sleep. As when she fell asleep upright in her chair, she lurched back to wakefulness and stumbled forward out of the mist. Her heart raced as she remembered hanging, for an instant that seemed to last forever, over a terrible abyss. In her gut she sensed that she had literally gone nowhere, from which it seemed plausible enough that she might go anywhere her momentum might carry her. As near as she could tell the entire secret to the gates, apart from going nowhere, was to impart the momentum necessary for an object to resurface at the proper somewhere. </text:p>
      <text:p text:style-name="P1"><text:tab/>Not for the first time she hoped fervently that the trick of going nowhere was as difficult to accomplish as it was to comprehend. Otherwise she might fear slipping out of reality at every turn. </text:p>
      <text:p text:style-name="P1"><text:tab/>If nothing else, her experience with portals over the years had taught her how to traverse them without outwardly losing her composure. No one needed to sluice the dais upon her arrival, for which the portal sentries could hardly contain their gratitude. Stepping from the damp stone, over the grating that ringed it, she left the round courtyard and entered the city of Dragon’s Gate. </text:p>
      <text:p text:style-name="P1"><text:tab/>Adjusting the sword at her belt, displaced there by the two packs on her back, she crossed the portal circle and headed down the Avenue of Spears. She recited some instructions in her head as she went. By coming of age, she had lost the privilege of staying at a hostel for initiates and must find an inn for the night. As she feared, the streets were crowded to overflowing as people flocked to the city for the annual rites of fertility. After half a league she had seen enough overwhelmed inns to despair of finding any lodgings. For once she regretted not knowing her day of birth, and having to celebrate her annual passage on Midsummer’s Day. Rather than dwell on why no one living could name a proper day, she chided herself for allowing a minor inconvenience dampen the excitement of turning seventeen. </text:p>
      <text:p text:style-name="P1"><text:tab/>Reminding herself that, if necessary, she could seek out of a temple of the goddess, where they would have to take her in, she persisted in following the directions given to her by one of her instructors. Thinking of him, she remembered that, having successfully mentored her, Amber would now be promoted to that instructor’s level, while he would ascend to the rank of teacher. Because of the ceremony to invest her as a paladin, she had forgotten to congratulate either of them. On that thought, she turned and approached a door she had just passed. The sign had caught her eye, advertising the services of a professional scribe. She entered and stepped to the side, allowing her eyes to adjust to the dark interior. </text:p>
      <text:p text:style-name="P1"><text:tab/>When she could see more clearly, she confirmed that she had entered the taproom of a public house, though from the din there was little else it could be. She allowed herself a small smile as she pressed through the crowded room to approach the host. Unlike an inn, this establishment did not boast rooms to let or anything that would qualify as meals to eat. The men around her cared only to occupy the rooms above by the hour, and bided their time loosening their wits and their tongues. Which, she thought, some present truly needed before loosening their breeches. House of ill repute or no, having entered she dared not retreat before conducting her business. It would not be a good idea to suggest that she had entered such a place in error, among men who valued women for their lack of wits. </text:p>
      <text:p text:style-name="P1"><text:tab/>The host rose from his stool as she approached, a silent question in his eye. </text:p>
      <text:p text:style-name="P1"><text:tab/>“Two cups, Goodman,” she ordered, “Mead in one.”</text:p>
      <text:p text:style-name="P1"><text:tab/>“And the other?”</text:p>
      <text:p text:style-name="P1"><text:tab/>“That depends on your good scribe’s thirst,” she replied as he reached for the cups. “Assuming of course that he is not currently indisposed.” The burly man sneered half a smile and indicated, with a shrug that almost managed to point out, a table in the corner. Taking this cue, Dawn made her way to the table, where a young man appeared to slumber, leaning into the corner. The host followed in her wake, carrying the drinks. As she sat, she noticed a blind, behind which must have been a window. She reached over and pulled it aside. The light, and the thump of two wooden goblets served to rouse the man.</text:p>
      <text:p text:style-name="P1"><text:tab/>“Wake up, Meager,” grumbled the host, stepping close to tie back the blind. “You have a client, and this one ought to brighten your lights!”</text:p>
      <text:p text:style-name="P1"><text:tab/>Meager blinked and rubbed at his eyes as he struggled to orient himself. After straightening in his seat and smoothing down his clothes, he looked up at Dawn and blinked again. Dawn pushed his cup toward him, urging him to drink. The host hovered for a moment, as the young man took a couple of gulps. Dawn laid a couple silver pieces on the table, which the older man picked up, and waited for him to depart. </text:p>
      <text:p text:style-name="P1"><text:tab/>“Sorry to have woken you,” she began, and laughed, “Though, I don’t know how you can sleep amid this commotion.”</text:p>
      <text:p text:style-name="P1"><text:tab/>“This is nothing,” he sighed, his eyes indicating the floor above. “These nights there is no peace in my bed. Not with walls so thin.” As his gaze returned to her, he flushed and reconsidered his next words. Composing himself, he inquired, “What can I do for you?”</text:p>
      <text:p text:style-name="P1"><text:tab/>Dawn explained her need for letters of congratulation. He quickly digested her request, collecting his supplies from under his seat. Dawn tried not to notice as he lingered long enough to study her legs from that position, and note the presence of her sword. That last she guessed by the respect on his face as he came once more upright. After a few technical questions he urged her to begin dictation and commenced to write.</text:p>
      <text:p text:style-name="P1"><text:tab/>“From the look of you,” he paused to comment, “I would think you as well lettered as I. That is, by your sword you must be noble, and so saying equally equipped with a pen.”</text:p>
      <text:p text:style-name="P1"><text:tab/>“From the look of you, I would think you might practice your trade in a cloister, rather than a brothel.”</text:p>
      <text:p text:style-name="P1"><text:tab/>“Ah, well, it’s kind of funny about that.”</text:p>
      <text:p text:style-name="P1"><text:tab/>“How so?”</text:p>
      <text:p text:style-name="P1"><text:tab/>“Cloisters tend to be set apart from the world of men, which deprives them of much custom. As it happens, indulgence tends to inspire contrition, which often is best expressed in written form. So, you can see I am of more service to my fellow man here than in a tower.”</text:p>
      <text:p text:style-name="P1"><text:tab/>Dawn laughed. “A fair answer; so let me answer in turn. I can in fact determine if you are conveying my thoughts with accuracy. To be honest, however, I can barely claim the same of my own penmanship. As I intend for others to know my thoughts, I think it best they be set down by a professional.” Meager stared at her for a moment, his face carefully still, before bending to his work with his full concentration. As he did, Dawn allowed her attention to wander. It amused her that what took place in this building was branded with a taint of guilt and corruption, but in essence was no different from a service provided by priestesses for the benefit of men and the goddess. A service her goddess could demand of her, as well, once that aspect of her training was consummated. </text:p>
      <text:p text:style-name="P1"><text:tab/>She flushed and tried to distract herself from that line of thought, idly scanning the crowded room. Of their own will, her eyes snapped back to focus on a detail she had almost overlooked. Rising and turning a bit to perfect her gaze, she looked full upon a familiar face. The eyes within it snapped up to meet hers as she stared in disbelief. Too late she looked away, heat rising to her cheeks, for the man she had spied rose from his seat and began to approach her. Quick darting glimpses confirmed that his movement had attracted attention and many eyes followed his progress to her. These witnesses quickly calculated the equation before them and began hooting and shouting their encouragement. </text:p>
      <text:p text:style-name="P1"><text:tab/>Dawn leaned back in her chair and sighed. </text:p>
      <text:p text:style-name="P1"><text:line-break/>She had been told that reality, like the art, was rooted in three different spheres. This understanding was the key to the art itself. In specific, reality was founded in the collaboration of space, time and mind, and its construction expressed in terms of matter, energy and thought. The three spheres were identical in one essential regard, each being a medium and the information it contained.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David Roberson</meta:initial-creator>
    <meta:creation-date>2005-11-19T22:51:10</meta:creation-date>
    <dc:creator>David Roberson</dc:creator>
    <dc:date>2005-11-19T23:54:30</dc:date>
    <dc:language>en-US</dc:language>
    <meta:editing-cycles>3</meta:editing-cycles>
    <meta:editing-duration>PT1H3M20S</meta:editing-duration>
    <meta:user-defined meta:name="Info 1"/>
    <meta:user-defined meta:name="Info 2"/>
    <meta:user-defined meta:name="Info 3"/>
    <meta:user-defined meta:name="Info 4"/>
    <meta:document-statistic meta:table-count="0" meta:image-count="0" meta:object-count="0" meta:page-count="23" meta:paragraph-count="262" meta:word-count="17461" meta:character-count="98346"/>
  </office:meta>
</office:document-meta>
</file>